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51e5" officeooo:paragraph-rsid="001d51e5"/>
    </style:style>
    <style:style style:name="P2" style:family="paragraph" style:parent-style-name="Preformatted_20_Text">
      <style:text-properties officeooo:rsid="001d51e5" officeooo:paragraph-rsid="001d51e5" fo:background-color="#ffff00"/>
    </style:style>
    <style:style style:name="P3" style:family="paragraph" style:parent-style-name="Preformatted_20_Text">
      <style:text-properties officeooo:rsid="001d51e5" officeooo:paragraph-rsid="001d51e5" fo:background-color="#ffff00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Count words</text:span> </text:p>
      <text:p text:style-name="P2">2. Unique words</text:p>
      <text:p text:style-name="P2">3. Group By !!!!!!</text:p>
      <text:p text:style-name="P2">4. Spam and Eggs</text:p>
      <text:p text:style-name="P2">5. Reduce file path</text:p>
      <text:p text:style-name="P2">6. Word from a^nb^n</text:p>
      <text:p text:style-name="P2">7. Simplify fractions</text:p>
      <text:p text:style-name="P2">8. Sort array of fractions</text:p>
      <text:p text:style-name="P2">9. Fibonacci lists</text:p>
      <text:p text:style-name="P2">10. Is member of nth fibonacci lists</text:p>
      <text:p text:style-name="P2">11. Goldbach Conjecture</text:p>
      <text:p text:style-name="P2">12. Magic Square</text:p>
      <text:p text:style-name="P2">13. Is sudoku solved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4T23:51:21.815685210</dc:date>
    <meta:generator>LibreOffice/4.2.6.3$Linux_X86_64 LibreOffice_project/420m0$Build-3</meta:generator>
    <meta:editing-duration>P0D</meta:editing-duration>
    <meta:editing-cycles>2</meta:editing-cycles>
    <meta:document-statistic meta:table-count="0" meta:image-count="0" meta:object-count="0" meta:page-count="1" meta:paragraph-count="13" meta:word-count="50" meta:character-count="263" meta:non-whitespace-character-count="225"/>
  </office:meta>
</office:document-meta>
</file>